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fill="solid" draw:fill-color="#dd4814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556cm" svg:height="3.81cm" svg:x="10.668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35cm" svg:height="6.35cm" svg:x="7.87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3.208cm" svg:y="8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fen Exler</meta:initial-creator>
    <meta:creation-date>2017-02-03T15:28:57.630603580</meta:creation-date>
    <dc:date>2017-02-03T15:36:31.384841144</dc:date>
    <dc:creator>Steffen Exler</dc:creator>
    <meta:editing-duration>P0D</meta:editing-duration>
    <meta:editing-cycles>1</meta:editing-cycles>
    <meta:document-statistic meta:object-count="26"/>
    <meta:generator>LibreOffice/4.2.8.2$Linux_X86_64 LibreOffice_project/420m0$Build-2</meta:generator>
  </office:meta>
</office:document-meta>
</file>